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fe55" officeooo:paragraph-rsid="001ffe5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Случайные числа действительно важны. Они используются в большинстве компьютерных процессов. В основном это не имеет большого значения, если они действительно случайны, но в некоторых случаях это очень важно. Когда дело доходит до статистического моделирования, игр и безопасности, они должны быть предположительно случайными. Самое экстремальное требование случайности - это криптография. Случайные числа используются для создания криптографических ключей, где отсутствие случайности облегчает их взлома. Но делать совершенно случайные числа намного сложнее, чем вы ожидали.</text:p>
      <text:p text:style-name="P1">Любые приложения, использующие SSL / TLS или SSH для сетевого шифрования, и те, которые защищают сохраненные данные с помощью шифрования файлов или дисков, нуждаются в истинных случайных числах. То же самое относится к приложениям на базе PKI с цифровыми сигнатурами и специализированным криптографическим приложениям, таким как платежи и криптовыделения, которые строго регламентируются строгими требованиями соответствия. Слабые ключи не только создают уязвимости, но также чрезвычайно дороги для замены.</text:p>
      <text:p text:style-name="P1">Но откуда берутся случайные числа? Обычно это операционная система. Независимо от того, требует ли приложение всего несколько байтов или много мегабайт идеальных случайных или «почти» случайных чисел, все это происходит из того же места. Как и в вашем доме, все, что использует воду, обычно получает его от одного и того же водоснабжения, независимо от его потребности в качестве или количестве (см. Иллюстрацию выше). Короче говоря, критические приложения безопасности конкурируют с более мирскими задачами для случайности, что может быть серьезной проблемой, если случайность становится скудным ресурсом.</text:p>
      <text:p text:style-name="P1"/>
      <text:p text:style-name="P1">Странно думать, что случайность может быть исчерпана. Проблема в том, что программное обеспечение естественно не действует случайным образом. Программное обеспечение детерминировано: оно запрограммировано и в принципе предсказуемо. Генераторы случайных чисел на основе программного обеспечения обычно называются генераторами псевдослучайных чисел (PRNG) или детерминированными генераторами случайных битов (DRBG), но оба названия подразумевают нечто меньшее, чем истинная случайность. Они используют известные алгоритмы для экстраполяции относительно небольшого количества случайных «семян» в большие количества «случайных» чисел. Независимо от того, насколько хорошо разработан программный PRNG, он не может создать хаотичность. Аналогия - это аудиоусилитель, который делает песню громче, но не лучше.</text:p>
      <text:p text:style-name="P1">Если PRNG плохо посеяны, выходные риски становятся предсказуемыми. Другая аналогия касается пачки игральных карт. PRNG эквивалентен процессу работы колоды, тогда как предоставление случайного семени приравнивается к перетасовке колоды; случайность сделки полностью зависит от качества тасования. PRNG могут пострадать от внедрения с ошибкой или даже преднамеренных бэкдоров, но их основная безопасность полностью зависит от случайности процесса посева.</text:p>
      <text:p text:style-name="P1">Linux имеет два PRNG; они похожи, но отличаются одним важным способом. Более безопасный из них - это / dev / random, который обновляется каждый раз, когда запрашивается случайное число. В качестве меры безопасности / dev / random разрешается только в том случае, если существует достаточная случайность для его повторного копирования, что, в свою очередь, может привести к большому результату. Альтернативный PRNG, / dev / urandom («u» означает «разблокирование»), будет поставлять «случайные» номера независимо от того, был ли он хорошо посеян или нет. Поскольку / dev / urandom всегда доступен, это популярный, но потенциально неразумный выбор для разработчиков.</text:p>
      <text:p text:style-name="P1">Эта зависимость от повторного посева вызывает очевидные вопросы. Есть ли надежный источник семян и как вы можете доказать, что они действительно случайны? Как часто необходимо, чтобы PRNG подвергался повторной загрузке, чтобы оставаться случайным? И <text:soft-page-break/>как вы можете сказать, что что-то пошло не так, и ваши случайные числа перестают быть случайными? К сожалению, надежных ответов нет.</text:p>
      <text:p text:style-name="P1">Основное различие между хорошей и плохой случайностью - это энтропия, статистическая мера беспорядка. Говорят, что данные, которые не имеют предвзятости, корреляций или структур, имеют высокую энтропию. 8-разрядное число может содержать 5,2 бита эффективной энтропии. Но энтропия - это лишь часть поиска случайности. Случайные числа также должны быть совершенно непредсказуемыми. Цифры числа Pi (3.1415926535897932384 ...) могут казаться случайными и содержать статистическую энтропию, но легко предсказать. Доказательство случайности требует знания того, как данные были первоначально созданы и какие источники энтропии использовались.</text:p>
      <text:p text:style-name="P1">К счастью, наш мир полон энтропии. Но использовать его для компьютерных систем не так просто. Разработчики изобрели множество способов убрать естественную энтропию из физического мира, единственное место, где оно действительно существует. Некоторые захватывают активность пользователя, такую ​​как движения мыши и щелчки клавиатуры, «шум» от микрофонов и даже движение в лавовых лампах с использованием камер. Linux контролирует компьютерное оборудование для прерываний на дисковых накопителях, счетчиков ЦП и джиттера времени. Ни один из этих сигналов не является случайным, но в сочетании он может приближаться к приемлемой случайности.</text:p>
      <text:p text:style-name="P1">Отсутствие энтропии или атак, которые повреждают источники энтропии, могут быть необнаружимыми и смягчать эти угрозы, выделенные аппаратные устройства могут использоваться в качестве дополнительных энтропийных источников. Примеры включают USB-токены, аппаратные модули безопасности (HSM), встроенные функции процессора (например, Intel rdrand) и смарт-карты. Они могут действительно помочь, но проблема в том, что специализированное оборудование поднимает свои собственные проблемы. Например, токены USB могут быть запрещены в корпоративных центрах обработки данных, и добавление какого-либо дополнительного оборудования может быть невозможно в общественных облаках или в размещенных средах. В частности, в высоко виртуализированных средах или на ресурсоемких устройствах IoT у нас есть двойное whammy. Местные источники энтропии, вероятно, будут плохими, и все же трудно или невозможно добавить дополнительное оборудование. В частности, в случае контейнеров и виртуальных машин отсутствие физических пользователей и устройств, таких как жесткие диски, означает, что сбор энтропии может зависеть полностью от некачественных источников, таких как прерывания и счетчики.</text:p>
      <text:p text:style-name="P1">Виртуализация - отличная концепция с точки зрения DevOps, но гипервизор может создать виртуальный брандмауэр для энтропии, разделяя виртуальный мир, где приложения нуждаются в случайности из физического мира, где фактически существует энтропия. Отсутствие энтропии в виртуализованной среде становится более серьезным, когда виртуальные машины реплицируются как моментальные снимки. Каждый снимок может содержать копию той же собранной энтропии и того же внутреннего состояния программных PRNG - фактически колода карт копируется после ее перетасовки. Это делает частое повторное поселение еще более важным.</text:p>
      <text:p text:style-name="P1">Неизбежно, что генерация случайных чисел во множестве приложений и устройств типичного предприятия представляет собой картину несогласованности и неизвестности. Возможность для энтропии источника различна для каждого экземпляра приложения. Использование различного серверного оборудования, различных версий операционной системы и наличия (или отсутствия) отдельных пользователей приводит к несогласованности в доступности энтропии и, следовательно, к качеству генерации ключей - всегда плохо в контексте безопасности. Это создает области невидимой слабости, которые могут использовать злоумышленники, и ставит под сомнение утверждения о соблюдении. Реальность заключается в том, что генерация случайных чисел может быть лучше всего описана как «местное лучшее усилие».</text:p>
      <text:p text:style-name="P1"><text:soft-page-break/>Если бы можно было генерировать ключи, проверять их случайность и просто отвергать те, которые не являются случайными, мы могли бы преодолевать недостатки в сборе энтропии - но плохая случайность - это не то, что можно легко обнаружить. Энтропийное голодание не может быть устранено реактивным способом. Подходы к улучшению случайности означают, что высококачественные источники энтропии должны быть с самого начала архивированы в системы безопасности и широко доступны. Короче говоря, истинное генерирование случайных чисел должно стать стандартом должной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4T23:27:21.454806900</meta:creation-date>
    <dc:date>2017-09-24T23:47:48.724554609</dc:date>
    <meta:editing-duration>PT20M27S</meta:editing-duration>
    <meta:editing-cycles>1</meta:editing-cycles>
    <meta:document-statistic meta:table-count="0" meta:image-count="0" meta:object-count="0" meta:page-count="3" meta:paragraph-count="13" meta:word-count="1081" meta:character-count="8359" meta:non-whitespace-character-count="7288"/>
    <meta:generator>LibreOffice/5.1.6.2$Linux_X86_64 LibreOffice_project/10m0$Build-2</meta:generator>
  </office:meta>
</office:document-meta>
</file>